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947b" officeooo:paragraph-rsid="0011947b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1947b" officeooo:paragraph-rsid="0011947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1947b" officeooo:paragraph-rsid="001326f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11947b" officeooo:paragraph-rsid="0011947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1947b" officeooo:paragraph-rsid="0011947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26f7" officeooo:paragraph-rsid="001326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43386" officeooo:paragraph-rsid="00143386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26f7"/>
    </style:style>
    <style:style style:name="T3" style:family="text">
      <style:text-properties officeooo:rsid="001326f7"/>
    </style:style>
    <style:style style:name="T4" style:family="text">
      <style:text-properties officeooo:rsid="001348c9"/>
    </style:style>
    <style:style style:name="T5" style:family="text">
      <style:text-properties officeooo:rsid="00143386"/>
    </style:style>
    <style:style style:name="T6" style:family="text">
      <style:text-properties officeooo:rsid="00162e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eamiento del problema</text:p>
      <text:p text:style-name="P1"/>
      <text:p text:style-name="P1">La empresa NoGame desea desarrollar diferentes juegos del tipo preguntas/respuestas disponibles en diferentes plataformas.</text:p>
      <text:p text:style-name="P1"/>
      <text:p text:style-name="P1">Nos encontramos en la primera fase del desarrollo que consiste en el desarrollo de una aplicación que no requiera una interfaz <text:span text:style-name="T1">interactiva</text:span> pero permitiendo opciones de entrada como podría ser el tipo de fichero contenedor de las preguntas, el formato de entrada, etc, y permita obener resultados sobre la conversión de los datos <text:span text:style-name="T4">y una mayor flexibilidad en el código</text:span>.</text:p>
      <text:p text:style-name="P1"/>
      <text:p text:style-name="P1">Esta primera <text:span text:style-name="T4">fase</text:span> consta de dos etapas:</text:p>
      <text:p text:style-name="P1"/>
      <text:p text:style-name="P2">Primera etapa</text:p>
      <text:p text:style-name="P5">Se obtendrán las preguntas que constituirán los juegos desde diferentes bancos de preguntas y se transformarán sus diversos formatos <text:span text:style-name="T5">(principalmente GIFT y la posibilidad de agregar otros diferentes como XML)</text:span> a uno común, en este caso el formato <text:span text:style-name="T3">JSON</text:span>, para <text:span text:style-name="T3">su posterior </text:span><text:span text:style-name="T2">guardado</text:span><text:span text:style-name="T3"> en la base de datos.</text:span></text:p>
      <text:p text:style-name="P5"/>
      <text:p text:style-name="P3"><text:span text:style-name="T3">Segunda</text:span> etapa</text:p>
      <text:p text:style-name="P6">Una vez convertidas las preguntas, <text:span text:style-name="T5">obtenidas durante el procesamiento de la primera etapa,</text:span> <text:span text:style-name="T5">al</text:span> mismo formato común se guardarán en la base de datos. <text:span text:style-name="T6">La empresa está pensando en usar para esto MongoDb.</text:span></text:p>
      <text:p text:style-name="P6"/>
      <text:p text:style-name="P7">Las diferentes etapas estarán bajo la atención de un operador encargado de su proceso de ejecución.</text:p>
      <text:p text:style-name="P7">La parte más importante de este proyecto es la garantia de que la conversión se ha realizado satisfactoriamente (comprobación de posibles error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9S</meta:editing-duration>
    <meta:editing-cycles>7</meta:editing-cycles>
    <meta:generator>LibreOffice/4.3.6.2$Windows_x86 LibreOffice_project/d50a87b2e514536ed401c18000dad4660b6a169e</meta:generator>
    <dc:date>2015-03-05T15:47:53.090000000</dc:date>
    <meta:document-statistic meta:table-count="0" meta:image-count="0" meta:object-count="0" meta:page-count="1" meta:paragraph-count="10" meta:word-count="207" meta:character-count="1324" meta:non-whitespace-character-count="1127"/>
    <meta:user-defined meta:name="Info 1"/>
    <meta:user-defined meta:name="Info 2"/>
    <meta:user-defined meta:name="Info 3"/>
    <meta:user-defined meta:name="Info 4"/>
  </office:meta>
</office:document-meta>
</file>